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AE0000028589CB21A8.png" manifest:media-type="image/png"/>
  <manifest:file-entry manifest:full-path="Pictures/10000000000002B000000375E66AF61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8.149cm" svg:height="17.065cm" svg:x="4.958cm" svg:y="1.999cm">
          <draw:image xlink:href="Pictures/10000000000002AE0000028589CB21A8.png" xlink:type="simple" xlink:show="embed" xlink:actuate="onLoad">
            <text:p/>
          </draw:image>
        </draw:frame>
        <draw:custom-shape draw:style-name="gr2" draw:text-style-name="P1" draw:layer="layout" svg:width="7.62cm" svg:height="6.096cm" svg:x="9.64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81cm" svg:y1="13.87cm" svg:x2="9.644cm" svg:y2="13.87cm">
          <text:p/>
        </draw:line>
        <draw:frame draw:style-name="gr4" draw:text-style-name="P1" draw:layer="layout" svg:width="4.826cm" svg:height="1.673cm" svg:x="0.508cm" svg:y="13.154cm">
          <draw:text-box>
            <text:p text:style-name="P1">Walk Commands</text:p>
          </draw:text-box>
        </draw:frame>
        <draw:frame draw:style-name="gr4" draw:text-style-name="P1" draw:layer="layout" svg:width="4.826cm" svg:height="1.673cm" svg:x="22.86cm" svg:y="13.567cm">
          <draw:text-box>
            <text:p text:style-name="P1">Balance Commands</text:p>
          </draw:text-box>
        </draw:frame>
        <draw:custom-shape draw:style-name="gr2" draw:text-style-name="P1" draw:layer="layout" svg:width="5.334cm" svg:height="8.128cm" svg:x="17.526cm" svg:y="9.14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3.876cm" svg:y1="14.224cm" svg:x2="22.86cm" svg:y2="14.224cm">
          <text:p/>
        </draw:line>
        <draw:custom-shape draw:style-name="gr2" draw:text-style-name="P1" draw:layer="layout" svg:width="5.226cm" svg:height="3.402cm" svg:x="5.08cm" svg:y="3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4.826cm" svg:height="1.673cm" svg:x="0.154cm" svg:y="4.323cm">
          <draw:text-box>
            <text:p text:style-name="P1">Connection</text:p>
            <text:p text:style-name="P1">To Hubo</text:p>
          </draw:text-box>
        </draw:frame>
        <draw:line draw:style-name="gr3" draw:text-style-name="P1" draw:layer="layout" svg:x1="4.064cm" svg:y1="5.234cm" svg:x2="5.08cm" svg:y2="5.234cm">
          <text:p/>
        </draw:lin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4.586cm" svg:height="18.764cm" svg:x="6.571cm" svg:y="1.032cm">
          <draw:image xlink:href="Pictures/10000000000002B000000375E66AF61E.png" xlink:type="simple" xlink:show="embed" xlink:actuate="onLoad">
            <text:p/>
          </draw:image>
        </draw:frame>
        <draw:custom-shape draw:style-name="gr2" draw:text-style-name="P1" draw:layer="layout" svg:width="10.955cm" svg:height="3.048cm" svg:x="6.825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58cm" svg:y1="10.668cm" svg:x2="6.825cm" svg:y2="10.668cm">
          <text:p/>
        </draw:line>
        <draw:frame draw:style-name="gr4" draw:text-style-name="P2" draw:layer="layout" svg:width="4.826cm" svg:height="3.806cm" svg:x="0.508cm" svg:y="9.206cm">
          <draw:text-box>
            <text:p text:style-name="P2">Homing </text:p>
            <text:p text:style-name="P2">&amp;</text:p>
            <text:p text:style-name="P2">Sensor Initialization Commands</text:p>
          </draw:text-box>
        </draw:frame>
        <draw:frame draw:style-name="gr4" draw:text-style-name="P2" draw:layer="layout" svg:width="4.826cm" svg:height="0.962cm" svg:x="0.762cm" svg:y="16.31cm">
          <draw:text-box>
            <text:p text:style-name="P2">Joint States</text:p>
          </draw:text-box>
        </draw:frame>
        <draw:custom-shape draw:style-name="gr2" draw:text-style-name="P1" draw:layer="layout" svg:width="13.97cm" svg:height="6.35cm" svg:x="6.858cm" svg:y="13.20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08cm" svg:y1="16.764cm" svg:x2="6.858cm" svg:y2="16.764cm">
          <text:p/>
        </draw:line>
        <draw:custom-shape draw:style-name="gr2" draw:text-style-name="P1" draw:layer="layout" svg:width="3.194cm" svg:height="3.81cm" svg:x="7.204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4.826cm" svg:height="1.673cm" svg:x="0.654cm" svg:y="4.123cm">
          <draw:text-box>
            <text:p text:style-name="P2">Connection</text:p>
            <text:p text:style-name="P2">To Hubo</text:p>
          </draw:text-box>
        </draw:frame>
        <draw:line draw:style-name="gr3" draw:text-style-name="P1" draw:layer="layout" svg:x1="4.572cm" svg:y1="5.08cm" svg:x2="7.204cm" svg:y2="5.08cm">
          <text:p/>
        </draw:lin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 Vieira</meta:initial-creator>
    <meta:creation-date>2013-08-02T20:12:11</meta:creation-date>
    <dc:date>2013-08-02T20:32:27</dc:date>
    <dc:creator>Pete Vieira</dc:creator>
    <meta:editing-duration>PT12M36S</meta:editing-duration>
    <meta:editing-cycles>5</meta:editing-cycles>
    <meta:generator>LibreOffice/3.5$Linux_X86_64 LibreOffice_project/350m1$Build-2</meta:generator>
    <meta:document-statistic meta:object-count="45"/>
  </office:meta>
</office:document-meta>
</file>